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5.159cm"/>
    </style:style>
    <style:style style:name="gr2" style:family="graphic" style:parent-style-name="standard">
      <style:graphic-properties draw:textarea-horizontal-align="justify" draw:textarea-vertical-align="middle" draw:auto-grow-height="false" fo:min-height="0.39cm" fo:min-width="2.06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3.183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3.31cm"/>
    </style:style>
    <style:style style:name="gr7" style:family="graphic" style:parent-style-name="standard">
      <style:graphic-properties draw:textarea-horizontal-align="justify" draw:textarea-vertical-align="middle" draw:auto-grow-height="false" fo:min-height="0.739cm" fo:min-width="1.745cm"/>
    </style:style>
    <style:style style:name="gr8" style:family="graphic" style:parent-style-name="standard">
      <style:graphic-properties draw:stroke="none" svg:stroke-color="#000000" draw:fill="none" draw:fill-color="#ffffff" fo:min-height="3.052cm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1.215cm"/>
    </style:style>
    <style:style style:name="gr10" style:family="graphic" style:parent-style-name="standard">
      <style:graphic-properties draw:textarea-horizontal-align="justify" draw:textarea-vertical-align="middle" draw:auto-grow-height="false" fo:min-height="0.648cm" fo:min-width="1.65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1.905cm" svg:x="-8.652cm" svg:y="1.88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001cm" svg:height="1.905cm" svg:x="-8.652cm" svg:y="20.17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064cm" svg:height="1.016cm" svg:x="8.763cm" svg:y="5.826cm">
          <text:p text:style-name="P2"><text:span text:style-name="T1">amount1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4.572cm" svg:height="1.016cm" svg:x="8.509cm" svg:y="11.668cm">
          <text:p text:style-name="P2"><text:span text:style-name="T1">pesos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2.286cm" svg:height="1.673cm" svg:x="12.811cm" svg:y="18.145cm">
          <draw:text-box>
            <text:p text:style-name="P2"><text:span text:style-name="T1">True</text:span></text:p>
          </draw:text-box>
        </draw:frame>
        <draw:custom-shape draw:style-name="gr5" draw:text-style-name="P2" xml:id="id5" draw:id="id5" draw:layer="layout" svg:width="3.683cm" svg:height="0.889cm" svg:x="8.954cm" svg:y="14.716cm">
          <text:p text:style-name="P2"><text:span text:style-name="T1">restar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3.81cm" svg:height="1.016cm" svg:x="8.89cm" svg:y="8.747cm">
          <text:p text:style-name="P2"><text:span text:style-name="T1">peso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3.175cm" svg:height="1.397cm" svg:x="9.208cm" svg:y="23.352cm">
          <text:p text:style-name="P2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9.906cm" svg:height="3.302cm" svg:x="1cm" svg:y="1.381cm">
          <draw:text-box>
            <text:p><text:span text:style-name="T1">Shelby Jordan</text:span></text:p>
            <text:p><text:span text:style-name="T1">Project 11 Main Function Flow chart</text:span></text:p>
            <text:p/>
          </draw:text-box>
        </draw:frame>
        <draw:custom-shape draw:style-name="gr9" draw:text-style-name="P1" xml:id="id6" draw:id="id6" draw:layer="layout" svg:width="3.429cm" svg:height="3.556cm" svg:x="9.081cm" svg:y="17.129cm">
          <text:p text:style-name="P2"><text:span text:style-name="T1">Is restart </text:span></text:p>
          <text:p text:style-name="P2"><text:span text:style-name="T1">== 'y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1" draw:id="id1" draw:layer="layout" svg:width="3.048cm" svg:height="1.27cm" svg:x="9.271cm" svg:y="2.651cm">
          <text:p text:style-name="P2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10.795cm" svg:y1="3.921cm" svg:x2="10.795cm" svg:y2="5.826cm" draw:start-shape="id1" draw:start-glue-point="8" draw:end-shape="id2" draw:end-glue-point="5" svg:d="M10795 3921v1905" svg:viewBox="0 0 1 1906">
          <text:p/>
        </draw:connector>
        <draw:connector draw:style-name="gr11" draw:text-style-name="P4" draw:layer="layout" svg:x1="10.795cm" svg:y1="6.842cm" svg:x2="10.795cm" svg:y2="8.747cm" draw:start-shape="id2" draw:start-glue-point="8" draw:end-shape="id3" draw:end-glue-point="0" svg:d="M10795 6842v1905" svg:viewBox="0 0 1 1906">
          <text:p/>
        </draw:connector>
        <draw:connector draw:style-name="gr11" draw:text-style-name="P4" draw:layer="layout" svg:x1="10.795cm" svg:y1="9.763cm" svg:x2="10.796cm" svg:y2="11.668cm" draw:start-shape="id3" draw:start-glue-point="2" draw:end-shape="id4" draw:end-glue-point="5" svg:d="M10795 9763v953h1v952" svg:viewBox="0 0 2 1906">
          <text:p/>
        </draw:connector>
        <draw:connector draw:style-name="gr11" draw:text-style-name="P4" draw:layer="layout" svg:x1="10.796cm" svg:y1="12.684cm" svg:x2="10.795cm" svg:y2="14.716cm" draw:start-shape="id4" draw:start-glue-point="8" draw:end-shape="id5" draw:end-glue-point="0" svg:d="M10796 12684v1016h-1v1016" svg:viewBox="0 0 2 2033">
          <text:p/>
        </draw:connector>
        <draw:connector draw:style-name="gr11" draw:text-style-name="P4" draw:layer="layout" svg:x1="10.795cm" svg:y1="15.605cm" svg:x2="10.796cm" svg:y2="17.129cm" draw:start-shape="id5" draw:start-glue-point="2" draw:end-shape="id6" draw:end-glue-point="4" svg:d="M10795 15605v762h1v762" svg:viewBox="0 0 2 1525">
          <text:p/>
        </draw:connector>
        <draw:connector draw:style-name="gr11" draw:text-style-name="P4" draw:layer="layout" svg:x1="10.796cm" svg:y1="20.685cm" svg:x2="10.796cm" svg:y2="23.352cm" draw:start-shape="id6" draw:start-glue-point="6" draw:end-shape="id7" draw:end-glue-point="4" svg:d="M10796 20685v2667" svg:viewBox="0 0 1 2668">
          <text:p/>
        </draw:connector>
        <draw:connector draw:style-name="gr11" draw:text-style-name="P4" draw:layer="layout" draw:line-skew="5.07cm" svg:x1="12.51cm" svg:y1="18.907cm" svg:x2="12.827cm" svg:y2="6.334cm" draw:start-shape="id6" draw:start-glue-point="7" draw:end-shape="id2" draw:end-glue-point="1" svg:d="M12510 18907h5889v-12573h-5572" svg:viewBox="0 0 5890 12574">
          <text:p/>
        </draw:connector>
        <draw:frame draw:style-name="gr4" draw:text-style-name="P3" draw:layer="layout" svg:width="2.286cm" svg:height="1.673cm" svg:x="10.271cm" svg:y="21.425cm">
          <draw:text-box>
            <text:p text:style-name="P2"><text:span text:style-name="T1">Fa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3-07T17:11:13.107000000</dc:date>
    <meta:editing-duration>PT36M8S</meta:editing-duration>
    <meta:editing-cycles>9</meta:editing-cycles>
    <meta:generator>LibreOffice/4.4.2.2$Windows_x86 LibreOffice_project/c4c7d32d0d49397cad38d62472b0bc8acff48dd6</meta:generator>
    <meta:document-statistic meta:object-count="19"/>
  </office:meta>
</office:document-meta>
</file>